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style:font-name="Times New Roman" fo:font-size="11pt" style:font-size-asian="11pt"/>
    </style:style>
    <style:style style:name="P2" style:parent-style-name="Textbody" style:family="paragraph">
      <style:paragraph-properties fo:text-align="justify" fo:text-indent="0.4916in"/>
      <style:text-properties style:font-name="Times New Roman" fo:font-size="11pt" style:font-size-asian="11pt"/>
    </style:style>
    <style:style style:name="P3" style:parent-style-name="Textbody" style:family="paragraph">
      <style:paragraph-properties fo:text-align="justify" fo:text-indent="0.4916in"/>
      <style:text-properties style:font-name="Times New Roman" fo:font-size="11pt" style:font-size-asian="11pt"/>
    </style:style>
    <style:style style:name="P4" style:parent-style-name="Textbody" style:family="paragraph">
      <style:paragraph-properties fo:text-align="justify" fo:text-indent="0.4916in"/>
      <style:text-properties style:font-name="Times New Roman" fo:font-size="11pt" style:font-size-asian="11pt"/>
    </style:style>
    <style:style style:name="P5" style:parent-style-name="Textbody" style:family="paragraph">
      <style:paragraph-properties fo:text-align="justify" fo:text-indent="0.4916in"/>
      <style:text-properties style:font-name="Times New Roman" fo:font-size="11pt" style:font-size-asian="11pt"/>
    </style:style>
    <style:style style:name="P6" style:parent-style-name="Textbody" style:family="paragraph">
      <style:paragraph-properties fo:text-align="justify" fo:text-indent="0.4916in"/>
      <style:text-properties style:font-name="Times New Roman" fo:font-size="11pt" style:font-size-asian="11pt"/>
    </style:style>
    <style:style style:name="P7" style:parent-style-name="Textbody" style:family="paragraph">
      <style:paragraph-properties fo:text-align="justify" fo:text-indent="0.4916in"/>
    </style:style>
    <style:style style:name="T8" style:parent-style-name="Fonteparág.padrão" style:family="text">
      <style:text-properties style:font-name="Times New Roman" fo:font-size="11pt" style:font-size-asian="11pt"/>
    </style:style>
    <style:style style:name="T9" style:parent-style-name="Fonteparág.padrão" style:family="text">
      <style:text-properties style:font-name="Times New Roman" fo:font-size="11pt" style:font-size-asian="11pt"/>
    </style:style>
    <style:style style:name="T10" style:parent-style-name="Ênfase" style:family="text">
      <style:text-properties style:font-name="Times New Roman" fo:font-style="normal" style:font-style-asian="normal" fo:font-size="11pt" style:font-size-asian="11pt"/>
    </style:style>
    <style:style style:name="T11" style:parent-style-name="Fonteparág.padrão" style:family="text">
      <style:text-properties style:font-name="Times New Roman" fo:font-size="11pt" style:font-size-asian="11pt"/>
    </style:style>
    <style:style style:name="P12" style:parent-style-name="Textbody" style:family="paragraph">
      <style:paragraph-properties fo:text-align="justify" fo:text-indent="0.4916in"/>
      <style:text-properties style:font-name="Times New Roman" fo:font-size="11pt" style:font-size-asian="11pt"/>
    </style:style>
    <style:style style:name="P13" style:parent-style-name="Textbody" style:family="paragraph">
      <style:paragraph-properties fo:text-align="justify" fo:text-indent="0.4916in"/>
    </style:style>
    <style:style style:name="T14" style:parent-style-name="Fonteparág.padrão" style:family="text">
      <style:text-properties style:font-name="Times New Roman" fo:font-size="11pt" style:font-size-asian="11pt"/>
    </style:style>
    <style:style style:name="T15" style:parent-style-name="Fonteparág.padrão" style:family="text">
      <style:text-properties style:font-name="Times New Roman" fo:font-size="11pt" style:font-size-asian="11pt"/>
    </style:style>
    <style:style style:name="T16" style:parent-style-name="Fonteparág.padrão" style:family="text">
      <style:text-properties style:font-name="Times New Roman" fo:font-size="11pt" style:font-size-asian="11pt"/>
    </style:style>
    <style:style style:name="T17" style:parent-style-name="Fonteparág.padrão" style:family="text">
      <style:text-properties style:font-name="Times New Roman" fo:font-size="11pt" style:font-size-asian="11pt"/>
    </style:style>
    <style:style style:name="T18" style:parent-style-name="Ênfase" style:family="text">
      <style:text-properties style:font-name="Times New Roman" fo:font-style="normal" style:font-style-asian="normal" fo:font-size="11pt" style:font-size-asian="11pt"/>
    </style:style>
    <style:style style:name="T19" style:parent-style-name="Fonteparág.padrão" style:family="text">
      <style:text-properties style:font-name="Times New Roman" fo:font-size="11pt" style:font-size-asian="11pt"/>
    </style:style>
    <style:style style:name="P20" style:parent-style-name="Textbody" style:family="paragraph">
      <style:paragraph-properties fo:text-align="justify" fo:text-indent="0.4916in"/>
      <style:text-properties style:font-name="Times New Roman" fo:font-size="11pt" style:font-size-asian="11pt"/>
    </style:style>
    <style:style style:name="P21" style:parent-style-name="Textbody" style:family="paragraph">
      <style:paragraph-properties fo:text-align="justify" fo:text-indent="0.4916in"/>
      <style:text-properties style:font-name="Times New Roman" fo:font-size="11pt" style:font-size-asian="11pt"/>
    </style:style>
    <style:style style:name="P22" style:parent-style-name="Textbody" style:family="paragraph">
      <style:paragraph-properties fo:text-align="justify" fo:text-indent="0.4916in"/>
      <style:text-properties style:font-name="Times New Roman" fo:font-size="11pt" style:font-size-asian="11pt"/>
    </style:style>
    <style:style style:name="P23" style:parent-style-name="Textbody" style:family="paragraph">
      <style:paragraph-properties fo:text-align="justify" fo:text-indent="0.4916in"/>
      <style:text-properties style:font-name="Times New Roman" fo:font-size="11pt" style:font-size-asian="11pt"/>
    </style:style>
    <style:style style:name="P24" style:parent-style-name="Textbody" style:family="paragraph">
      <style:paragraph-properties fo:text-align="justify" fo:text-indent="0.4916in"/>
      <style:text-properties style:font-name="Times New Roman" fo:font-size="11pt" style:font-size-asian="11pt"/>
    </style:style>
    <style:style style:name="P25" style:parent-style-name="Textbody" style:family="paragraph">
      <style:paragraph-properties fo:text-align="justify" fo:line-height="107%" fo:text-indent="0.4916in"/>
      <style:text-properties style:font-name="Times New Roman" fo:font-size="11pt" style:font-size-asian="11pt"/>
    </style:style>
    <style:style style:name="P26" style:parent-style-name="Textbody" style:family="paragraph">
      <style:paragraph-properties fo:text-align="justify" fo:line-height="107%" fo:text-indent="0.4916in"/>
      <style:text-properties style:font-name="Times New Roman" fo:font-size="11pt" style:font-size-asian="11pt"/>
    </style:style>
    <style:style style:name="P27" style:parent-style-name="Textbody" style:family="paragraph">
      <style:paragraph-properties fo:text-align="justify" fo:line-height="107%" fo:text-indent="0.4916in"/>
      <style:text-properties style:font-name="Times New Roman" fo:font-size="11pt" style:font-size-asian="11pt"/>
    </style:style>
    <style:style style:name="P28" style:parent-style-name="Textbody" style:family="paragraph">
      <style:paragraph-properties fo:text-align="justify" fo:line-height="107%" fo:margin-left="1.4763in">
        <style:tab-stops/>
      </style:paragraph-properties>
    </style:style>
    <style:style style:name="T29" style:parent-style-name="Fonteparág.padrão" style:family="text">
      <style:text-properties style:font-name="Times New Roman" fo:font-size="11pt" style:font-size-asian="11pt"/>
    </style:style>
    <style:style style:name="T30" style:parent-style-name="Fonteparág.padrão" style:family="text">
      <style:text-properties style:font-name="Times New Roman" fo:font-size="11pt" style:font-size-asian="11pt"/>
    </style:style>
    <style:style style:name="T31" style:parent-style-name="Fonteparág.padrão" style:family="text">
      <style:text-properties style:font-name="Times New Roman" fo:font-weight="bold" style:font-weight-asian="bold" fo:font-size="11pt" style:font-size-asian="11pt"/>
    </style:style>
    <style:style style:name="T32" style:parent-style-name="Fonteparág.padrão" style:family="text">
      <style:text-properties style:font-name="Times New Roman" fo:font-size="11pt" style:font-size-asian="11pt"/>
    </style:style>
    <style:style style:name="T33" style:parent-style-name="Fonteparág.padrão" style:family="text">
      <style:text-properties style:font-name="Times New Roman" fo:font-size="11pt" style:font-size-asian="11pt"/>
    </style:style>
    <style:style style:name="T34" style:parent-style-name="Fonteparág.padrão" style:family="text">
      <style:text-properties style:font-name="Times New Roman" fo:font-weight="bold" style:font-weight-asian="bold" fo:font-size="11pt" style:font-size-asian="11pt"/>
    </style:style>
    <style:style style:name="T35" style:parent-style-name="Fonteparág.padrão" style:family="text">
      <style:text-properties style:font-name="Times New Roman" fo:font-weight="bold" style:font-weight-asian="bold" fo:font-size="11pt" style:font-size-asian="11pt"/>
    </style:style>
    <style:style style:name="T36" style:parent-style-name="Fonteparág.padrão" style:family="text">
      <style:text-properties style:font-name="Times New Roman" fo:font-size="11pt" style:font-size-asian="11pt"/>
    </style:style>
    <style:style style:name="T37" style:parent-style-name="Fonteparág.padrão" style:family="text">
      <style:text-properties style:font-name="Times New Roman" fo:font-size="11pt" style:font-size-asian="11pt"/>
    </style:style>
    <style:style style:name="P38" style:parent-style-name="Textbody" style:family="paragraph">
      <style:paragraph-properties fo:text-align="justify" fo:line-height="107%" fo:margin-left="1.4763in">
        <style:tab-stops/>
      </style:paragraph-properties>
    </style:style>
    <style:style style:name="T39" style:parent-style-name="Fonteparág.padrão" style:family="text">
      <style:text-properties style:font-name="Times New Roman" fo:font-size="11pt" style:font-size-asian="11pt"/>
    </style:style>
    <style:style style:name="T40" style:parent-style-name="Fonteparág.padrão" style:family="text">
      <style:text-properties style:font-name="Times New Roman" fo:font-weight="bold" style:font-weight-asian="bold" fo:font-size="11pt" style:font-size-asian="11pt"/>
    </style:style>
    <style:style style:name="T41" style:parent-style-name="Fonteparág.padrão" style:family="text">
      <style:text-properties style:font-name="Times New Roman" fo:font-weight="bold" style:font-weight-asian="bold" fo:font-size="11pt" style:font-size-asian="11pt"/>
    </style:style>
    <style:style style:name="T42" style:parent-style-name="StrongEmphasis" style:family="text">
      <style:text-properties style:font-name="Times New Roman" fo:font-size="11pt" style:font-size-asian="11pt"/>
    </style:style>
    <style:style style:name="T43" style:parent-style-name="Fonteparág.padrão" style:family="text">
      <style:text-properties style:font-name="Times New Roman" fo:font-size="11pt" style:font-size-asian="11pt"/>
    </style:style>
    <style:style style:name="T44" style:parent-style-name="Fonteparág.padrão" style:family="text">
      <style:text-properties style:font-name="Times New Roman" fo:font-size="11pt" style:font-size-asian="11pt"/>
    </style:style>
    <style:style style:name="P45" style:parent-style-name="Textbody" style:family="paragraph">
      <style:paragraph-properties fo:text-align="justify"/>
    </style:style>
    <style:style style:name="P46" style:parent-style-name="Textbody" style:family="paragraph">
      <style:paragraph-properties fo:text-align="justify" fo:text-indent="0.4916in"/>
    </style:style>
    <style:style style:name="T47" style:parent-style-name="Fonteparág.padrão" style:family="text">
      <style:text-properties style:font-name="Times New Roman" fo:font-size="11pt" style:font-size-asian="11pt"/>
    </style:style>
    <style:style style:name="T48" style:parent-style-name="Fonteparág.padrão" style:family="text">
      <style:text-properties style:font-name="Times New Roman" fo:font-size="11pt" style:font-size-asian="11pt"/>
    </style:style>
    <style:style style:name="T49" style:parent-style-name="Ênfase" style:family="text">
      <style:text-properties style:font-name="Times New Roman" fo:font-style="normal" style:font-style-asian="normal" fo:font-size="11pt" style:font-size-asian="11pt"/>
    </style:style>
    <style:style style:name="T50" style:parent-style-name="Fonteparág.padrão" style:family="text">
      <style:text-properties style:font-name="Times New Roman" fo:font-size="11pt" style:font-size-asian="11pt"/>
    </style:style>
    <style:style style:name="P51" style:parent-style-name="Textbody" style:family="paragraph">
      <style:paragraph-properties fo:text-align="justify" fo:text-indent="0.4916in"/>
      <style:text-properties style:font-name="Times New Roman" fo:font-size="11pt" style:font-size-asian="11pt"/>
    </style:style>
    <style:style style:name="P52" style:parent-style-name="Textbody" style:family="paragraph">
      <style:paragraph-properties fo:text-align="justify" fo:text-indent="0.4916in"/>
    </style:style>
    <style:style style:name="T53" style:parent-style-name="Fonteparág.padrão" style:family="text">
      <style:text-properties style:font-name="Times New Roman" fo:font-size="11pt" style:font-size-asian="11pt"/>
    </style:style>
    <style:style style:name="T54" style:parent-style-name="StrongEmphasis" style:family="text">
      <style:text-properties fo:font-weight="normal" style:font-weight-asian="normal"/>
    </style:style>
    <style:style style:name="T55" style:parent-style-name="StrongEmphasis" style:family="text">
      <style:text-properties style:font-name="Times New Roman" fo:font-weight="normal" style:font-weight-asian="normal" fo:font-size="11pt" style:font-size-asian="11pt"/>
    </style:style>
    <style:style style:name="T56" style:parent-style-name="StrongEmphasis" style:family="text">
      <style:text-properties style:font-name="Times New Roman" fo:font-weight="normal" style:font-weight-asian="normal" fo:font-size="11pt" style:font-size-asian="11pt"/>
    </style:style>
    <style:style style:name="T57" style:parent-style-name="Fonteparág.padrão" style:family="text">
      <style:text-properties style:font-name="Times New Roman" fo:font-size="11pt" style:font-size-asian="11pt"/>
    </style:style>
    <style:style style:name="T58" style:parent-style-name="StrongEmphasis" style:family="text">
      <style:text-properties fo:font-weight="normal" style:font-weight-asian="normal"/>
    </style:style>
    <style:style style:name="T59" style:parent-style-name="StrongEmphasis" style:family="text">
      <style:text-properties style:font-name="Times New Roman" fo:font-weight="normal" style:font-weight-asian="normal" fo:font-size="11pt" style:font-size-asian="11pt"/>
    </style:style>
    <style:style style:name="T60" style:parent-style-name="Fonteparág.padrão" style:family="text">
      <style:text-properties style:font-name="Times New Roman" fo:font-size="11pt" style:font-size-asian="11pt"/>
    </style:style>
    <style:style style:name="T61" style:parent-style-name="Fonteparág.padrão" style:family="text">
      <style:text-properties style:font-name="Times New Roman" fo:font-size="11pt" style:font-size-asian="11pt"/>
    </style:style>
    <style:style style:name="P62" style:parent-style-name="Textbody" style:family="paragraph">
      <style:paragraph-properties fo:text-align="justify" fo:text-indent="0.4916in"/>
      <style:text-properties style:font-name="Times New Roman" fo:font-size="11pt" style:font-size-asian="11pt"/>
    </style:style>
    <style:style style:name="P63" style:parent-style-name="Textbodyuser" style:family="paragraph">
      <style:paragraph-properties fo:text-align="center" fo:line-height="115%"/>
    </style:style>
    <style:style style:name="T64" style:parent-style-name="Fonteparág.padrão" style:family="text">
      <style:text-properties style:font-name="Times New Roman" fo:font-size="11pt" style:font-size-asian="11pt" style:font-size-complex="11pt"/>
    </style:style>
    <style:style style:name="P65" style:parent-style-name="Standard" style:family="paragraph">
      <style:paragraph-properties fo:text-align="center"/>
      <style:text-properties fo:font-style="italic" style:font-style-asian="italic" fo:font-size="10.5pt" style:font-size-asian="10.5pt"/>
    </style:style>
    <style:style style:name="P66" style:parent-style-name="Standard" style:family="paragraph">
      <style:paragraph-properties fo:text-align="center"/>
      <style:text-properties fo:font-style="italic" style:font-style-asian="italic" fo:font-size="10.5pt" style:font-size-asian="10.5pt"/>
    </style:style>
  </office:automatic-styles>
  <office:body>
    <office:text text:use-soft-page-breaks="true">
      <text:p text:style-name="P1"><text:tab/>Vistos etc.</text:p>
      <text:p text:style-name="P2">O SEEU identificou o(a) apenado(a) como tendo atingido o requisito objetivo para progressão de regime.</text:p>
      <text:p text:style-name="P3">Interveio o Ministério Público, opinando pelo indeferimento da progressão de regime, face a ausência de requisito<text:s/>subjetivo (evento 21).</text:p>
      <text:p text:style-name="P4">Intimada, a Defesa pugnou pela postergação da análise enquanto perdurar a prisão preventiva decretada em outro processo (evento 25).</text:p>
      <text:p text:style-name="P5">Acrescento ao relatório que secretaria, evento XX, certificou que consta ***persiste a prisão preventiva decretada em desfavor do(a) apenado(a), conforme consulta ao BNMP e aos sistemas<text:s/>judiciais.</text:p>
      <text:p text:style-name="P6">É o relatório.</text:p>
      <text:p text:style-name="P7"><text:span text:style-name="T8">Inicialmente importa verificar que o(a) apenado(a) não se aplica recente alteração na redação do art. 112, da LEP (pacote anticrime), em razão de</text:span><text:span text:style-name="T9"><text:s/>se tratar de<text:s/></text:span><text:span text:style-name="T10">novatio legis in pejus</text:span><text:span text:style-name="T11">, devendo, portanto, aplicar-se a redação anterior.</text:span></text:p>
      <text:p text:style-name="P12">A Lei de Execução Penal, no art. 112 (redação anterior), dispõe que cumprido ao menos um sexto da pena imposta ou dois quintos no caso de crime hediondos e equiparados,<text:s/>será transferido o apenado para regime menos rigoroso, se seu mérito indicar a progressão.</text:p>
      <text:p text:style-name="P13"><text:span text:style-name="T14">Sobre o assunto, oportuno lembrar a tradicional lição do Prof. Júlio Fabbrini Mirabete: "Tendo em vista a finalidade da pena, de integração ou reinserção social, o<text:s/></text:span><text:span text:style-name="T15">processo de execução deve ser dinâmico, sujeito a mutações ditadas pela resposta do condenado ao tratamento penitenciário. Assim, ao dirigir a execução para a forma progressiva, estabelece o artigo 112 (da L.E.P) a progressão, ou seja, a transferência do c</text:span><text:span text:style-name="T16">ondenado de regime mais rigoroso a outro menos rigoroso quando demonstra condições de adaptação ao mais suave. (...) Para que se processe a progressão exige a lei, em primeiro lugar, dois requisitos materiais; um de caráter objetivo, que é o cumprimento de</text:span><text:span text:style-name="T17"><text:s/>um sexto da pena no regime anterior, e um de caráter subjetivo, que se refere ao mérito do condenado indicando a oportunidade da transferência" (</text:span><text:span text:style-name="T18">in</text:span><text:s/><text:span text:style-name="T19">Execução Penal. São Paulo : Atlas, 5ª ed., 1992, p.283/283).</text:span></text:p>
      <text:p text:style-name="P20">Aqui, atende o(a) apenado(a) ao requisito objetivo.</text:p>
      <text:p text:style-name="P21">Quanto ao subjetivo, porém, diversa é a situação.</text:p>
      <text:p text:style-name="P22">Já dispunha a Exposição de Motivos da Lei de Execução Penal que "a progressão deve ser uma conquista do condenado pelo seu mérito".</text:p>
      <text:p text:style-name="P23">E, como lembrava o já referido Prof. Mirabete: "...a aferição do mérito se refere à conduta global do preso e dela faz parte um acréscimo na confiança depositada no mesmo e a possibilidade de atribuição de maiores responsabilidades para o regime de mais liberdade. O condenado deve ser avaliado, aliás, em função do regime para o qual pretende progredir; terá que ser examinado tendo em vista as regalias de que irá gozar no regime progressivo seguinte. Não deve ser concedida a progressão quando se verificar que o apenado não apresenta condições para se ajustar ao novo regime".</text:p>
      <text:p text:style-name="P24">No caso, verifica-se que existe prisão preventiva decretada face o(a) apenado(a), em outra ação penal a que responde, situação que leva a presunção de periculosidade.</text:p>
      <text:p text:style-name="P25">Ora, se há fundamento para manutenção da prisão preventiva por razões de ordem<text:s/>pública, por coerência, não haveria o preenchimento, em tese, do requisito subjetivo para a progressão de regime.</text:p>
      <text:soft-page-break/>
      <text:p text:style-name="P26">Se a ordem pública resta ameaçada pela liberdade do(a) apenado(a), inadequada seria sua progressão para o semiaberto, regime no qual o preso teria plena liberdade, ao menos durante o dia, quando não a liberdade durante todo o dia, quando monitorado eletronicamente.</text:p>
      <text:p text:style-name="P27">Nesse sentido, também dispõe decisões do Tribunal de Justiça de São Paulo e do Paraná:</text:p>
      <text:p text:style-name="P28"><text:span text:style-name="T29">Agravo em Execução Penal - Pleitos de progres</text:span><text:span text:style-name="T30">são ao regime semiaberto e de livramento condicional, indeferidos - Recurso da defesa -<text:s/></text:span><text:span text:style-name="T31">Impossibilidade de concessão dos benefícios prisionais almejados, ante a falta de preenchimento de requisito subjetivo</text:span><text:span text:style-name="T32"><text:s/>- Agravante que responde a ações penais em curso<text:s/></text:span><text:span text:style-name="T33">em outro Estado da Federação (por furtos qualificados e associação criminosa), com<text:s/></text:span><text:span text:style-name="T34">ordens de prisão preventiva pendentes de cumprimento - Circunstância incompatível com as benesses em estudo - Ausência de juízo minimamente seguro para o deferimento de maio</text:span><text:span text:style-name="T35">r liberdade - Retorno ao convívio social que deve se dar de forma gradativa, mediante a demonstração de assimilação da terapêutica penal, o que não se verifica, in casu<text:s/></text:span><text:span text:style-name="T36">- Agravo não provido. (TJ-SP 00079249120178260026 SP 0007924-91.2017.8.26.0026, Relator</text:span><text:span text:style-name="T37">: Juvenal Duarte, Data de Julgamento: 22/02/2018, 5ª Câmara de Direito Criminal, Data de Publicação: 13/03/2018)</text:span></text:p>
      <text:p text:style-name="P38"><text:line-break/><text:span text:style-name="T39">RECURSO DE AGRAVO. Pedido de reforma da r. Decisão que indeferiu o pedido de progressão de regime e livramento condicional.<text:s/></text:span><text:span text:style-name="T40">Requisito subjetiv</text:span><text:span text:style-name="T41">o não preenchido.<text:s/></text:span><text:span text:style-name="T42">Decreto de prisão preventiva em ação penal diversa. Incompatibilidade da prisão cautelar do apenado com a concessão dos benefícios pretendidos.</text:span><text:s/><text:span text:style-name="T43">Súmula no 716, do STF. Inaplicabilidade. Situação diversa. Decisão mantida. Recurso<text:s/></text:span><text:span text:style-name="T44">desprovido. (TJ-PR; RecAgrav 1642044-5; Maringá; Quarta Câmara Criminal; Rel. Des. Carvilio da Silveira Filho; Julg. 03/08/2017; DJPR 21/08/2017; Pág. 290)</text:span></text:p>
      <text:p text:style-name="P45"/>
      <text:p text:style-name="P46"><text:span text:style-name="T47">Ora, a progressão depende da adaptação provável do apenado ao regime menos severo, sendo de anotar</text:span><text:span text:style-name="T48"><text:s/>que na execução criminal prevalece o princípio do<text:s/></text:span><text:span text:style-name="T49">in dubio</text:span><text:s/><text:span text:style-name="T50">pro societate.</text:span></text:p>
      <text:p text:style-name="P51">Não se pode causar à sociedade consciente risco, quando a não adaptabilidade do(a) apenado(a) a regime menos gravoso se apresenta manifesta.</text:p>
      <text:p text:style-name="P52"><text:span text:style-name="T53">Isto posto, por</text:span><text:span text:style-name="T54"><text:s/></text:span><text:span text:style-name="T55">ausência do requisito su</text:span><text:span text:style-name="T56">bjetivo</text:span><text:span text:style-name="T57">, indefiro a progressão de regime, devendo o(a) apenado(a) continuar a cumprir sua pena no regime</text:span><text:span text:style-name="T58"><text:s/></text:span><text:span text:style-name="T59">fechado,<text:s/></text:span><text:span text:style-name="T60">por mais 90 dias, quando deverão ser buscadas informações sobre o julgamento do outro processo a que responde o(a) apenado(a) e deverá ser bus</text:span><text:span text:style-name="T61">cado novo ACC.</text:span></text:p>
      <text:p text:style-name="P62">P.I. Registre-se no SEEU.</text:p>
      <text:p text:style-name="Textbody"><text:line-break/></text:p>
      <text:p text:style-name="P63"><text:span text:style-name="T64">$juizo.getCidade(), $data.getDataPorExtenso().</text:span></text:p>
      <text:p text:style-name="Standard"/>
      <text:p text:style-name="P65">Henrique Baltazar Vilar dos Santos</text:p>
      <text:p text:style-name="P66">Juiz de Direito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text-properties fo:color="#00000A" fo:hyphenate="false"/>
    </style:style>
    <style:style style:name="Textbodyuser" style:display-name="Text body (user)" style:family="paragraph" style:parent-style-name="Standarduser">
      <style:paragraph-properties fo:margin-bottom="0.0972in" fo:line-height="120%"/>
      <style:text-properties fo:hyphenate="false"/>
    </style:style>
    <style:style style:name="Ênfase" style:display-name="Ênfase" style:family="text">
      <style:text-properties fo:font-style="italic" style:font-style-asian="italic" style:font-style-complex="italic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manda Pauxis</dc:creator>
    <meta:creation-date>2021-12-07T13:37:00Z</meta:creation-date>
    <dc:date>2021-12-08T13:47:00Z</dc:date>
    <meta:template xlink:href="Normal.dotm" xlink:type="simple"/>
    <meta:editing-cycles>4</meta:editing-cycles>
    <meta:editing-duration>PT1020S</meta:editing-duration>
    <meta:document-statistic meta:page-count="2" meta:paragraph-count="11" meta:word-count="895" meta:character-count="5719" meta:row-count="40" meta:non-whitespace-character-count="4835"/>
  </office:meta>
</office:document-meta>
</file>